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сambria" svg:font-family="сambria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Heading_20_1">
      <style:text-properties style:font-name="Cambria" fo:font-size="14pt" style:font-size-asian="14pt" style:font-size-complex="14pt"/>
    </style:style>
    <style:style style:name="P2" style:family="paragraph" style:parent-style-name="Heading_20_1">
      <style:text-properties style:font-name="Cambria" fo:font-size="18pt" fo:language="ru" fo:country="RU" fo:font-weight="bold" style:font-size-asian="18pt" style:font-weight-asian="bold" style:font-size-complex="18pt" style:font-weight-complex="bold"/>
    </style:style>
    <style:style style:name="P3" style:family="paragraph" style:parent-style-name="Text_20_body">
      <style:text-properties style:font-name="Cambria" fo:font-size="14pt" fo:language="ru" fo:country="RU" fo:font-weight="normal" style:font-size-asian="14pt" style:font-weight-asian="normal" style:font-size-complex="14pt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font-name="Cambria" fo:font-size="14pt" fo:language="ru" fo:country="RU" fo:font-weight="normal" style:font-size-asian="14pt" style:font-weight-asian="normal" style:font-size-complex="14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Cambria" fo:font-size="14pt" fo:language="ru" fo:country="RU" fo:font-weight="normal" style:font-size-asian="14pt" style:font-weight-asian="normal" style:font-size-complex="14pt" style:font-weight-complex="normal"/>
    </style:style>
    <style:style style:name="P6" style:family="paragraph" style:parent-style-name="Text_20_body">
      <style:text-properties style:font-name="Cambria" fo:font-size="14pt" fo:language="ru" fo:country="RU" style:font-size-asian="14pt" style:font-size-complex="14pt"/>
    </style:style>
    <style:style style:name="P7" style:family="paragraph" style:parent-style-name="Text_20_body">
      <style:paragraph-properties fo:text-align="center" style:justify-single-word="false"/>
      <style:text-properties style:font-name="Cambria" fo:font-size="14pt" fo:language="ru" fo:country="RU" style:font-size-asian="14pt" style:font-size-complex="14pt"/>
    </style:style>
    <style:style style:name="P8" style:family="paragraph" style:parent-style-name="Text_20_body">
      <style:text-properties style:font-name="Cambria" fo:font-size="14pt" fo:language="en" fo:country="US" fo:font-weight="normal" style:font-size-asian="14pt" style:font-weight-asian="normal" style:font-size-complex="14pt" style:font-weight-complex="normal"/>
    </style:style>
    <style:style style:name="P9" style:family="paragraph" style:parent-style-name="Text_20_body">
      <style:paragraph-properties fo:text-align="center" style:justify-single-word="false"/>
      <style:text-properties style:font-name="Cambria" fo:font-size="14pt" fo:language="en" fo:country="US" fo:font-weight="normal" style:font-size-asian="14pt" style:font-weight-asian="normal" style:font-size-complex="14pt" style:font-weight-complex="normal"/>
    </style:style>
    <style:style style:name="P10" style:family="paragraph" style:parent-style-name="Text_20_body">
      <style:paragraph-properties fo:background-color="transparent">
        <style:background-image/>
      </style:paragraph-properties>
      <style:text-properties style:font-name="Cambria" fo:font-size="14pt" fo:language="ru" fo:country="RU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ru" fo:country="RU"/>
    </style:style>
    <style:style style:name="T6" style:family="text">
      <style:text-properties style:use-window-font-color="true" fo:font-weight="normal" fo:background-color="transparent" style:font-weight-asian="normal" style:font-weight-complex="normal"/>
    </style:style>
    <style:style style:name="T7" style:family="text">
      <style:text-properties style:use-window-font-color="true" fo:background-color="transparen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0000ff" fo:font-weight="bold" fo:background-color="transparent" style:font-weight-asian="bold" style:font-weight-complex="bold"/>
    </style:style>
    <style:style style:name="T10" style:family="text">
      <style:text-properties fo:color="#ff0000" fo:font-weight="bold" fo:background-color="transparent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" text:outline-level="1">Окно редактора глобальных параметров</text:h>
          </table:table-cell>
        </table:table-row>
        <table:table-row table:style-name="Table1.2">
          <table:table-cell table:style-name="Table1.A2" office:value-type="string">
            <text:p text:style-name="P3"><text:span text:style-name="T1">Окно редактора глобальных параметров</text:span> состоит из <text:span text:style-name="T1">поля редактора</text:span> и <text:span text:style-name="T1">окна сообщений</text:span> (см. рисунок 1):</text:p>
            <text:p text:style-name="P7"><draw:frame draw:style-name="fr1" draw:name="graphics1" text:anchor-type="as-char" svg:width="14.552cm" svg:height="12.594cm" draw:z-index="8"><draw:image xlink:href="../te-images/te-3-ris-1.png" xlink:type="simple" xlink:show="embed" xlink:actuate="onLoad"/></draw:frame></text:p>
            <text:p text:style-name="P7">Рисунок 1 – Окно редактора глобальных параметров</text:p>
            <text:h text:style-name="P1" text:outline-level="1"/>
            <text:h text:style-name="P1" text:outline-level="1">Поле редактора</text:h>
            <text:p text:style-name="P8">В поле редактора глобальных параметров можно задать величины, которые затем можно использовать при расчете каждой таблицы имеющегося набора таблиц. Ввод и расчет величин производится по правилам встроенного языка программирования SimInTech. На рисунке <text:span text:style-name="T5">2 </text:span>приведен пример задания параметров идеального газа и расчет его температуры, которая потом может быть использована при заполнении каждой создаваемой таблицы.</text:p>
            <text:p text:style-name="P3"><text:span text:style-name="T2">При работе с окном редактора глобальных параметров можно использовать панель инструментов, расположенную над ним: </text:span><text:span text:style-name="T2"><draw:frame draw:style-name="fr1" draw:name="graphics2" text:anchor-type="as-char" svg:width="3.201cm" svg:height="0.635cm" draw:z-index="0"><draw:image xlink:href="../te-images/te-3-inline-1.png" xlink:type="simple" xlink:show="embed" xlink:actuate="onLoad"/></draw:frame></text:span><text:span text:style-name="T2"> . Команды, которые применяются при работе с окном глобальных параметров, следующие: </text:span><text:span text:style-name="T3">Вычислить таблицу</text:span><text:span text:style-name="T2">, </text:span><text:span text:style-name="T3">Посмотреть переменные</text:span><text:span text:style-name="T2">, </text:span><text:span text:style-name="T3">Построить зависимость</text:span><text:span text:style-name="T2">, </text:span><text:span text:style-name="T3">Пошаговая </text:span><text:soft-page-break/><text:span text:style-name="T3">отладка</text:span><text:span text:style-name="T2"> и </text:span><text:span text:style-name="T3">Стоп отладки</text:span><text:span text:style-name="T2">.</text:span></text:p>
            <text:p text:style-name="P9"><draw:frame draw:style-name="fr1" draw:name="graphics3" text:anchor-type="as-char" svg:width="15.639cm" svg:height="12.781cm" draw:z-index="1"><draw:image xlink:href="../te-images/te-3-ris-2.png" xlink:type="simple" xlink:show="embed" xlink:actuate="onLoad"/></draw:frame></text:p>
            <text:p text:style-name="P4"><text:span text:style-name="T2">Рисунок </text:span>2<text:span text:style-name="T2"> – </text:span>Пример задания констант, массивов и функции в <text:span text:style-name="T2">редактор</text:span>е<text:span text:style-name="T2"> глобальных параметров</text:span></text:p>
            <text:p text:style-name="P8">Команда <text:span text:style-name="T1">Посмотреть переменные</text:span> служит для просмотра заданных и вычисляемых величин и служит для проверки правильности вычислений. При вызове данной команды появляется окно в котором все переменные (величины) сведены в единый список и имеют свое заданное или вычисленное значение <text:span text:style-name="T5">(см. рисунок 3)</text:span>.</text:p>
            <text:p text:style-name="P9"><text:soft-page-break/><draw:frame draw:style-name="fr1" draw:name="graphics4" text:anchor-type="as-char" svg:width="17.039cm" svg:height="7.303cm" draw:z-index="9"><draw:image xlink:href="../te-images/te-3-ris-3.png" xlink:type="simple" xlink:show="embed" xlink:actuate="onLoad"/></draw:frame></text:p>
            <text:p text:style-name="P4"><text:span text:style-name="T2">Рисунок </text:span>3<text:span text:style-name="T2"> – </text:span>Просмотр значений переменных</text:p>
            <text:p text:style-name="P6">Команда <text:span text:style-name="T1">Построить зависимость</text:span> позволяет построить векторно-заданную или скалярную зависимость, заданную в виде скалярной функции. Чтобы построить векторно-заданную зависимость необходимо вызвать команду <text:span text:style-name="T1">Построить зависимость</text:span> и в открывшемся диалоговом окне указать имена массивов абсцисс и имена массивов ординат (см. рисунок 4).</text:p>
            <text:p text:style-name="P7"><draw:frame draw:style-name="fr1" draw:name="graphics5" text:anchor-type="as-char" svg:width="6.826cm" svg:height="4.339cm" draw:z-index="2"><draw:image xlink:href="../te-images/te-3-ris-4.png" xlink:type="simple" xlink:show="embed" xlink:actuate="onLoad"/></draw:frame></text:p>
            <text:p text:style-name="P4"><text:span text:style-name="T2">Рисунок </text:span>4<text:span text:style-name="T2"> – </text:span>Диалоговое окно построения зависимости</text:p>
            <text:p text:style-name="P6">В результате программа построит зависимость в виде графика (см. рисунок 5):</text:p>
            <text:p text:style-name="P7"><text:soft-page-break/><draw:frame draw:style-name="fr1" draw:name="graphics6" text:anchor-type="as-char" svg:width="10.583cm" svg:height="10.583cm" draw:z-index="3"><draw:image xlink:href="../te-images/te-3-ris-5.png" xlink:type="simple" xlink:show="embed" xlink:actuate="onLoad"/></draw:frame></text:p>
            <text:p text:style-name="P4"><text:span text:style-name="T2">Рисунок </text:span>5<text:span text:style-name="T2"> – </text:span>Построенная зависимость <text:span text:style-name="T2">Y</text:span> от Х</text:p>
            <text:p text:style-name="P5">Для того, чтобы построить скалярную зависимость, необходимо указать это в диалоговом окне построения зависимости, см. рисунок 6.</text:p>
            <text:p text:style-name="P7"><draw:frame draw:style-name="fr1" draw:name="graphics7" text:anchor-type="as-char" svg:width="6.826cm" svg:height="4.339cm" draw:z-index="4"><draw:image xlink:href="../te-images/te-3-ris-6.png" xlink:type="simple" xlink:show="embed" xlink:actuate="onLoad"/></draw:frame></text:p>
            <text:p text:style-name="P4"><text:span text:style-name="T2">Рисунок </text:span>6<text:span text:style-name="T2"> – </text:span>Диалоговое окно построения скалярной зависимости</text:p>
            <text:p text:style-name="P6">В качестве параметров для построения зависимости указываются через запятую по порядку: нижний предел построения – <text:span text:style-name="T1">min_x</text:span>, верхний предел построения – <text:span text:style-name="T1">max_x</text:span>, количество промежуточных точек между верхним и нижним пределом при построении функции – <text:span text:style-name="T1">count</text:span>. Указывается функция для построения, в качестве аргумента которой используют <text:span text:style-name="T1">x</text:span>.</text:p>
            <text:p text:style-name="P6">Необходимо обратить внимание, что как бы ни выглядело описание скалярной функции: <text:span text:style-name="T1">function Plus(arg_n)</text:span>, <text:span text:style-name="T1">function Minus(argum_1)</text:span>, – в строке <text:span text:style-name="T1">Фунция от Х</text:span> диалогового окна <text:span text:style-name="T1">Построение зависимости</text:span> необходимо в качестве аргумента <text:soft-page-break/>функции указывать <text:span text:style-name="T1">x</text:span>: <text:span text:style-name="T1">Plus(x)</text:span>, <text:span text:style-name="T1">Minus(x)</text:span>.</text:p>
            <text:p text:style-name="P6">Построенная скалярная зависимость приведена на рисунке 7.</text:p>
            <text:p text:style-name="P7"><draw:frame draw:style-name="fr1" draw:name="graphics8" text:anchor-type="as-char" svg:width="10.583cm" svg:height="10.583cm" draw:z-index="5"><draw:image xlink:href="../te-images/te-3-ris-7.png" xlink:type="simple" xlink:show="embed" xlink:actuate="onLoad"/></draw:frame></text:p>
            <text:p text:style-name="P4"><text:span text:style-name="T2">Рисунок </text:span>7<text:span text:style-name="T2"> – </text:span>Построенная скалярная зависимость</text:p>
            <text:p text:style-name="P10">Команда <text:span text:style-name="T1">Пошаговая отладка</text:span> позволяет производить вычисление переменных последовательно по действиям. <text:span text:style-name="T7">При этом показывается окно просмотра переменных, что позволяет контролировать процесс вычисления на каждом шаге. Текущее действие (строка) пошагового вычисления подсвечивается в окне редактора глобальных переменных </text:span><text:span text:style-name="T9">синим цветом</text:span><text:span text:style-name="T6"> (см. рисунок 8).</text:span></text:p>
            <text:p text:style-name="P7"><text:soft-page-break/><draw:frame draw:style-name="fr1" draw:name="graphics9" text:anchor-type="as-char" svg:width="14.474cm" svg:height="11.247cm" draw:z-index="6"><draw:image xlink:href="../te-images/te-3-ris-8.png" xlink:type="simple" xlink:show="embed" xlink:actuate="onLoad"/></draw:frame></text:p>
            <text:p text:style-name="P4"><text:span text:style-name="T2">Рисунок </text:span>8<text:span text:style-name="T2"> – </text:span>Пример 1 шага в процессе пошаговой отладки</text:p>
            <text:p text:style-name="P6">Команда <text:span text:style-name="T1">Стоп отладки</text:span> позволяет остановить пошаговую отладку.</text:p>
            <text:p text:style-name="P6">Для вычисления всех переменных и перестроения графиков можно использовать команду <text:span text:style-name="T1">Вычислить таблицу</text:span>.</text:p>
            <text:h text:style-name="P1" text:outline-level="1"/>
            <text:h text:style-name="P1" text:outline-level="1">Окно сообщений</text:h>
            <text:p text:style-name="P6"><text:span text:style-name="T1">Окно сообщений</text:span> служит для вывода сообщений программы о возможных ошибках или предупреждений. При возникновении ошибки в окне появляется соответствующее сообщение, а ошибочная строка в поле редактора подсвечивается<text:span text:style-name="T7"> </text:span><text:span text:style-name="T10">красным цветом</text:span><text:span text:style-name="T7">. Если сообщений об ошибках несколько, то для того чтобы перейти к ст</text:span>роке, которая соответствует интересующей вас ошибке, необходимо осуществить двойной щелчок левой кнопкой мыши на соответствующем сообщении <text:span text:style-name="T2">(</text:span>см. рисунок 9).</text:p>
            <text:p text:style-name="P7"><text:soft-page-break/><draw:frame draw:style-name="fr1" draw:name="graphics10" text:anchor-type="as-char" svg:width="15.663cm" svg:height="14.102cm" draw:z-index="7"><draw:image xlink:href="../te-images/te-3-ris-9.png" xlink:type="simple" xlink:show="embed" xlink:actuate="onLoad"/></draw:frame></text:p>
            <text:p text:style-name="P7"><text:span text:style-name="T4">Рисунок </text:span><text:span text:style-name="T8">9</text:span><text:span text:style-name="T4"> – </text:span><text:span text:style-name="T8">Пример ошибки в набранных параметрах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сambria" svg:font-family="сambria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кно редактора глобальных параметров</dc:title>
    <dc:date>2015-01-04T11:50:53.51</dc:date>
    <meta:generator>OpenOffice/4.1.1$Win32 OpenOffice.org_project/411m6$Build-9775</meta:generator>
    <meta:editing-duration>PT5H45M54S</meta:editing-duration>
    <meta:editing-cycles>146</meta:editing-cycles>
    <meta:document-statistic meta:table-count="1" meta:image-count="10" meta:object-count="0" meta:page-count="7" meta:paragraph-count="35" meta:word-count="495" meta:character-count="3785"/>
    <meta:user-defined meta:name="Поле 1"/>
    <meta:user-defined meta:name="Поле 2"/>
    <meta:user-defined meta:name="Поле 3"/>
    <meta:user-defined meta:name="Поле 4"/>
  </office:meta>
</office:document-meta>
</file>